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reBogstavsOrd_Unicod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B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y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N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S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T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y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å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å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å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å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æ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æ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ø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ø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ø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ø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ø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ø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F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P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Y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Z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D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K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M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p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S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t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T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V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y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å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å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æ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ø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ø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ø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ø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g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t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Q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B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D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D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J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æ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ø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ø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ø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ø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ø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ø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B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H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M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n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å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æ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æ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æ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æ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ø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ø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ø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F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h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v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å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å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æ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æ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æ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æ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æ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ø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ø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ø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ø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v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P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b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G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g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h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H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K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l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n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p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W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W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å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å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å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æ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æ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ø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ø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ø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ø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ø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c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s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V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x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y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å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å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å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æ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æ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æ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æ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ø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ø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ø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ø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ø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ø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H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W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å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å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æ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æ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ø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ø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ø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ø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ø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N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N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S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y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y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y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Z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å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å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å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æ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æ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æ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æ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ø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ø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ø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C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d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B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s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v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y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y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å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æ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æ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ø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ø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M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å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å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å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æ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æ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æ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æ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ø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ø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ø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ø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ø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D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g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Q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å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å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å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å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æ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æ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æ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æ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ø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ø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ø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j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p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æ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T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T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æ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æ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æ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ø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ø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ø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ø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f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h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l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w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H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H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å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V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å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å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å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æ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æ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æ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æ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W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w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D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U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r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å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æ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æd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æg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æ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æ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æ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æ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Ærø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æv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m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M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r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øve</text:p>
          </table:table-cell>
          <table:table-cell table:number-columns-repeated="16383"/>
        </table:table-row>
        <table:table-row table:number-rows-repeated="10473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2__37__32_-_32_Markeringsfarve1" style:display-name="20 % - Markeringsfarve1" style:family="table-cell" style:data-style-name="N0">
      <style:table-cell-properties fo:background-color="#DCE6F1"/>
    </style:style>
    <style:style style:name="_50_0_32__37__32_-_32_Markeringsfarve2" style:display-name="20 % - Markeringsfarve2" style:family="table-cell" style:data-style-name="N0">
      <style:table-cell-properties fo:background-color="#F2DCDB"/>
    </style:style>
    <style:style style:name="_50_0_32__37__32_-_32_Markeringsfarve3" style:display-name="20 % - Markeringsfarve3" style:family="table-cell" style:data-style-name="N0">
      <style:table-cell-properties fo:background-color="#EBF1DE"/>
    </style:style>
    <style:style style:name="_50_0_32__37__32_-_32_Markeringsfarve4" style:display-name="20 % - Markeringsfarve4" style:family="table-cell" style:data-style-name="N0">
      <style:table-cell-properties fo:background-color="#E4DFEC"/>
    </style:style>
    <style:style style:name="_50_0_32__37__32_-_32_Markeringsfarve5" style:display-name="20 % - Markeringsfarve5" style:family="table-cell" style:data-style-name="N0">
      <style:table-cell-properties fo:background-color="#DAEEF3"/>
    </style:style>
    <style:style style:name="_50_0_32__37__32_-_32_Markeringsfarve6" style:display-name="20 % - Markeringsfarve6" style:family="table-cell" style:data-style-name="N0">
      <style:table-cell-properties fo:background-color="#FDE9D9"/>
    </style:style>
    <style:style style:name="_52_0_32__37__32_-_32_Markeringsfarve1" style:display-name="40 % - Markeringsfarve1" style:family="table-cell" style:data-style-name="N0">
      <style:table-cell-properties fo:background-color="#B8CCE4"/>
    </style:style>
    <style:style style:name="_52_0_32__37__32_-_32_Markeringsfarve2" style:display-name="40 % - Markeringsfarve2" style:family="table-cell" style:data-style-name="N0">
      <style:table-cell-properties fo:background-color="#E6B8B7"/>
    </style:style>
    <style:style style:name="_52_0_32__37__32_-_32_Markeringsfarve3" style:display-name="40 % - Markeringsfarve3" style:family="table-cell" style:data-style-name="N0">
      <style:table-cell-properties fo:background-color="#D8E4BC"/>
    </style:style>
    <style:style style:name="_52_0_32__37__32_-_32_Markeringsfarve4" style:display-name="40 % - Markeringsfarve4" style:family="table-cell" style:data-style-name="N0">
      <style:table-cell-properties fo:background-color="#CCC0DA"/>
    </style:style>
    <style:style style:name="_52_0_32__37__32_-_32_Markeringsfarve5" style:display-name="40 % - Markeringsfarve5" style:family="table-cell" style:data-style-name="N0">
      <style:table-cell-properties fo:background-color="#B7DEE8"/>
    </style:style>
    <style:style style:name="_52_0_32__37__32_-_32_Markeringsfarve6" style:display-name="40 % - Markeringsfarve6" style:family="table-cell" style:data-style-name="N0">
      <style:table-cell-properties fo:background-color="#FCD5B4"/>
    </style:style>
    <style:style style:name="_54_0_32__37__32_-_32_Markeringsfarve1" style:display-name="60 % - Markeringsfarve1" style:family="table-cell" style:data-style-name="N0">
      <style:table-cell-properties fo:background-color="#95B3D7"/>
      <style:text-properties fo:color="#FFFFFF"/>
    </style:style>
    <style:style style:name="_54_0_32__37__32_-_32_Markeringsfarve2" style:display-name="60 % - Markeringsfarve2" style:family="table-cell" style:data-style-name="N0">
      <style:table-cell-properties fo:background-color="#DA9694"/>
      <style:text-properties fo:color="#FFFFFF"/>
    </style:style>
    <style:style style:name="_54_0_32__37__32_-_32_Markeringsfarve3" style:display-name="60 % - Markeringsfarve3" style:family="table-cell" style:data-style-name="N0">
      <style:table-cell-properties fo:background-color="#C4D79B"/>
      <style:text-properties fo:color="#FFFFFF"/>
    </style:style>
    <style:style style:name="_54_0_32__37__32_-_32_Markeringsfarve4" style:display-name="60 % - Markeringsfarve4" style:family="table-cell" style:data-style-name="N0">
      <style:table-cell-properties fo:background-color="#B1A0C7"/>
      <style:text-properties fo:color="#FFFFFF"/>
    </style:style>
    <style:style style:name="_54_0_32__37__32_-_32_Markeringsfarve5" style:display-name="60 % - Markeringsfarve5" style:family="table-cell" style:data-style-name="N0">
      <style:table-cell-properties fo:background-color="#92CDDC"/>
      <style:text-properties fo:color="#FFFFFF"/>
    </style:style>
    <style:style style:name="_54_0_32__37__32_-_32_Markeringsfarve6" style:display-name="60 % - Markeringsfarve6" style:family="table-cell" style:data-style-name="N0">
      <style:table-cell-properties fo:background-color="#FABF8F"/>
      <style:text-properties fo:color="#FFFFFF"/>
    </style:style>
    <style:style style:name="Advarselstekst" style:family="table-cell" style:data-style-name="N0">
      <style:text-properties fo:color="#FF0000"/>
    </style:style>
    <style:style style:name="Bem_230_rk_33_" style:display-name="Bemærk!" style:family="table-cell" style:data-style-name="N0">
      <style:table-cell-properties fo:border="thin solid #B2B2B2" fo:background-color="#FFFFCC"/>
    </style:style>
    <style:style style:name="Bereg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Forklarende_32_tekst" style:display-name="Forklarende tekst" style:family="table-cell" style:data-style-name="N0">
      <style:text-properties fo:color="#7F7F7F" fo:font-style="italic" style:font-style-asian="italic" style:font-style-complex="italic"/>
    </style:style>
    <style:style style:name="God" style:family="table-cell" style:data-style-name="N0">
      <style:table-cell-properties fo:background-color="#C6EFCE"/>
      <style:text-properties fo:color="#006100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Kontroller_32_celle" style:display-name="Kontroller cell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Markeringsfarve1" style:family="table-cell" style:data-style-name="N0">
      <style:table-cell-properties fo:background-color="#4F81BD"/>
      <style:text-properties fo:color="#FFFFFF"/>
    </style:style>
    <style:style style:name="Markeringsfarve2" style:family="table-cell" style:data-style-name="N0">
      <style:table-cell-properties fo:background-color="#C0504D"/>
      <style:text-properties fo:color="#FFFFFF"/>
    </style:style>
    <style:style style:name="Markeringsfarve3" style:family="table-cell" style:data-style-name="N0">
      <style:table-cell-properties fo:background-color="#9BBB59"/>
      <style:text-properties fo:color="#FFFFFF"/>
    </style:style>
    <style:style style:name="Markeringsfarve4" style:family="table-cell" style:data-style-name="N0">
      <style:table-cell-properties fo:background-color="#8064A2"/>
      <style:text-properties fo:color="#FFFFFF"/>
    </style:style>
    <style:style style:name="Markeringsfarve5" style:family="table-cell" style:data-style-name="N0">
      <style:table-cell-properties fo:background-color="#4BACC6"/>
      <style:text-properties fo:color="#FFFFFF"/>
    </style:style>
    <style:style style:name="Markeringsfarve6" style:family="table-cell" style:data-style-name="N0">
      <style:table-cell-properties fo:background-color="#F79646"/>
      <style:text-properties fo:color="#FFFFFF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verskrift_32_1" style:display-name="Overskrift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Overskrift_32_2" style:display-name="Overskrift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Overskrift_32_3" style:display-name="Overskrift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Overskrift_32_4" style:display-name="Overskrift 4" style:family="table-cell" style:data-style-name="N0">
      <style:text-properties fo:color="#1F497D" fo:font-weight="bold" style:font-weight-asian="bold" style:font-weight-complex="bold"/>
    </style:style>
    <style:style style:name="Sammenk_230_det_32_celle" style:display-name="Sammenkædet c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Titel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Ugyldig" style:family="table-cell" style:data-style-name="N0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net_user</dc:creator>
    <meta:creation-date>2013-02-04T15:03:08Z</meta:creation-date>
    <dc:date>2013-02-04T15:06:33Z</dc:date>
  </office:meta>
</office:document-meta>
</file>